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6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>
        <style:tab-stops>
          <style:tab-stop style:type="left" style:position="0.5in"/>
        </style:tab-stops>
      </style:paragraph-properties>
      <style:text-properties fo:font-weight="bold" style:font-weight-asian="bold" style:font-weight-complex="bold" fo:hyphenate="true"/>
    </style:style>
    <style:style style:name="P2" style:parent-style-name="Normal" style:list-style-name="LFO3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" style:parent-style-name="Normal" style:list-style-name="LFO3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8" style:parent-style-name="Normal" style:list-style-name="LFO3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9" style:parent-style-name="Normal" style:family="paragraph">
      <style:paragraph-properties fo:margin-top="0.0694in" fo:margin-bottom="0.0694in" fo:line-height="100%" fo:background-color="#FFFFFF"/>
      <style:text-properties fo:hyphenate="true"/>
    </style:style>
    <style:style style:name="T10" style:parent-style-name="Lienhypertexte" style:family="text">
      <style:text-properties style:font-name="Segoe UI" style:font-name-asian="Times New Roman" style:font-name-complex="Segoe UI" fo:font-size="11.5pt" style:font-size-asian="11.5pt" style:font-size-complex="11.5pt" style:language-asian="fr" style:country-asian="FR"/>
    </style:style>
    <style:style style:name="P1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2" style:parent-style-name="Normal" style:list-style-name="LFO3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5" style:parent-style-name="Normal" style:list-style-name="LFO3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8" style:parent-style-name="Normal" style:list-style-name="LFO3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1" style:parent-style-name="Normal" style:list-style-name="LFO3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2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3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4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5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6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size="11.5pt" style:font-size-asian="11.5pt" style:font-size-complex="11.5pt"/>
    </style:style>
    <style:style style:name="P27" style:parent-style-name="Normal" style:family="paragraph">
      <style:paragraph-properties fo:margin-top="0.0694in" fo:margin-bottom="0.0694in" fo:line-height="100%" fo:background-color="#FFFFFF"/>
      <style:text-properties style:font-name="Segoe UI" style:font-name-complex="Segoe UI" fo:font-weight="bold" style:font-weight-asian="bold" style:font-weight-complex="bold" fo:font-size="11.5pt" style:font-size-asian="11.5pt" style:font-size-complex="11.5pt"/>
    </style:style>
    <style:style style:name="P28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1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6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9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2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5" style:parent-style-name="Normal" style:list-style-name="LFO4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12529" fo:font-size="11.5pt" style:font-size-asian="11.5pt" style:font-size-complex="11.5pt" style:language-asian="fr" style:country-asian="FR" fo:hyphenate="true"/>
    </style:style>
    <style:style style:name="P52" style:parent-style-name="Normal" style:list-style-name="LFO6" style:family="paragraph">
      <style:paragraph-properties style:vertical-align="baseline" fo:margin-top="0.0694in" fo:margin-bottom="0.0694in" fo:line-height="100%" fo:margin-left="0.5in" fo:background-color="#FFFFFF">
        <style:tab-stops>
          <style:tab-stop style:type="left" style:position="0in"/>
        </style:tab-stops>
      </style:paragraph-properties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3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4" style:parent-style-name="Normal" style:family="paragraph">
      <style:paragraph-properties style:vertical-align="baseline" fo:margin-top="0.0694in" fo:margin-bottom="0.0694in" fo:line-height="100%" fo:margin-left="0.25in" fo:background-color="#FFFFFF">
        <style:tab-stops/>
      </style:paragraph-properties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5" style:parent-style-name="Normal" style:list-style-name="LFO6" style:family="paragraph">
      <style:paragraph-properties style:vertical-align="baseline" fo:margin-top="0.0694in" fo:margin-bottom="0.0694in" fo:line-height="100%" fo:margin-left="0.5in" fo:background-color="#FFFFFF">
        <style:tab-stops>
          <style:tab-stop style:type="left" style:position="0in"/>
        </style:tab-stops>
      </style:paragraph-properties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6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7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8" style:parent-style-name="Normal" style:list-style-name="LFO6" style:family="paragraph">
      <style:paragraph-properties style:vertical-align="baseline" fo:margin-top="0.0694in" fo:margin-bottom="0.0694in" fo:line-height="100%" fo:margin-left="0.5in" fo:background-color="#FFFFFF">
        <style:tab-stops>
          <style:tab-stop style:type="left" style:position="0in"/>
        </style:tab-stops>
      </style:paragraph-properties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9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0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1" style:parent-style-name="Normal" style:list-style-name="LFO6" style:family="paragraph">
      <style:paragraph-properties style:vertical-align="baseline" fo:margin-top="0.0694in" fo:margin-bottom="0.0694in" fo:line-height="100%" fo:margin-left="0.5in" fo:background-color="#FFFFFF">
        <style:tab-stops>
          <style:tab-stop style:type="left" style:position="0in"/>
        </style:tab-stops>
      </style:paragraph-properties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2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3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4" style:parent-style-name="Normal" style:list-style-name="LFO6" style:family="paragraph">
      <style:paragraph-properties style:vertical-align="baseline" fo:margin-top="0.0694in" fo:margin-bottom="0.0694in" fo:line-height="100%" fo:margin-left="0.5in" fo:background-color="#FFFFFF">
        <style:tab-stops>
          <style:tab-stop style:type="left" style:position="0in"/>
        </style:tab-stops>
      </style:paragraph-properties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5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6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7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P69" style:parent-style-name="Normal" style:family="paragraph">
      <style:paragraph-properties style:vertical-align="baseline" fo:margin-bottom="0in" fo:line-height="100%" fo:margin-left="0.5in" fo:background-color="#FFFFFF">
        <style:tab-stops/>
      </style:paragraph-properties>
      <style:text-properties fo:hyphenate="true"/>
    </style:style>
    <style:style style:name="T70" style:parent-style-name="Policepardéfaut" style:family="text"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71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P72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family="graphic" style:name="a0">
      <style:graphic-properties draw:fill="none" draw:stroke="none"/>
    </style:style>
  </office:automatic-styles>
  <office:body>
    <office:text text:use-soft-page-breaks="true">
      <text:p text:style-name="P1">Vidéo 1</text:p>
      <text:list text:style-name="LFO3" text:continue-numbering="true">
        <text:list-item>
          <text:p text:style-name="P2">Quelle est l’organisation à l’origine de BPMN ?</text:p>
        </text:list-item>
      </text:list>
      <text:p text:style-name="P3">Buisness Process Management Initiative</text:p>
      <text:p text:style-name="P4"/>
      <text:list text:style-name="LFO3" text:continue-numbering="true">
        <text:list-item>
          <text:p text:style-name="P5">Quelle est l’organisation qui gère la norme BPMN actuellement ?</text:p>
        </text:list-item>
      </text:list>
      <text:p text:style-name="P6">Object Management Group</text:p>
      <text:p text:style-name="P7"/>
      <text:list text:style-name="LFO3" text:continue-numbering="true">
        <text:list-item>
          <text:p text:style-name="P8">Quelle est l’adresse du site officiel de la BPMN ?</text:p>
        </text:list-item>
      </text:list>
      <text:p text:style-name="P9"><text:a xlink:href="https://www.bpmn.org/" office:target-frame-name="_top" xlink:show="replace"><text:span text:style-name="T10">https://www.bpmn.org/</text:span></text:a></text:p>
      <text:p text:style-name="P11"/>
      <text:list text:style-name="LFO3" text:continue-numbering="true">
        <text:list-item>
          <text:p text:style-name="P12">Naviguer sur le Quick Guide et visualiser différents exemples.</text:p>
        </text:list-item>
      </text:list>
      <text:p text:style-name="P13"/>
      <text:p text:style-name="P14"/>
      <text:list text:style-name="LFO3" text:continue-numbering="true">
        <text:list-item>
          <text:p text:style-name="P15">Sur quelle version de BPMN se base cette vidéo ?</text:p>
        </text:list-item>
      </text:list>
      <text:p text:style-name="P16">Version 2.0.1 de 2013</text:p>
      <text:p text:style-name="P17"/>
      <text:list text:style-name="LFO3" text:continue-numbering="true">
        <text:list-item>
          <text:p text:style-name="P18">Quels sont les modèles prévus par BPMN ?</text:p>
        </text:list-item>
      </text:list>
      <text:p text:style-name="P19">Orchestration, collaboration, conversation, chorégraphie</text:p>
      <text:p text:style-name="P20"/>
      <text:list text:style-name="LFO3" text:continue-numbering="true">
        <text:list-item>
          <text:p text:style-name="P21">Quel est le rôle d’un moteur de workflow ?</text:p>
        </text:list-item>
      </text:list>
      <text:p text:style-name="P22">Implémenter et automatiser toute partie du processus</text:p>
      <text:p text:style-name="P23"/>
      <text:p text:style-name="P24"/>
      <text:p text:style-name="P25"/>
      <text:p text:style-name="P26"/>
      <text:soft-page-break/>
      <text:p text:style-name="P27">Vidéo 2</text:p>
      <text:list text:style-name="LFO4" text:continue-numbering="true">
        <text:list-item>
          <text:p text:style-name="P28">Quels sont les concepts de base dans BPMN ?</text:p>
        </text:list-item>
      </text:list>
      <text:p text:style-name="P29">Activités, flux de séquence et évènements</text:p>
      <text:p text:style-name="P30"/>
      <text:list text:style-name="LFO4" text:continue-numbering="true">
        <text:list-item>
          <text:p text:style-name="P31">Comment ces trois éléments sont représentés ?</text:p>
        </text:list-item>
      </text:list>
      <text:p text:style-name="P32">Activité -&gt; rectangle aux bordures arrondies</text:p>
      <text:p text:style-name="P33">Flux de séquence -&gt; flèche qui relie deux activités</text:p>
      <text:p text:style-name="P34">Evènements -&gt; cercle avec bordure fine, épaisse et double</text:p>
      <text:p text:style-name="P35"/>
      <text:list text:style-name="LFO4" text:continue-numbering="true">
        <text:list-item>
          <text:p text:style-name="P36">Quelles différences y a-t-il entre une tâche et un sous processus ?</text:p>
        </text:list-item>
      </text:list>
      <text:p text:style-name="P37">Sous-processus peut être décomposé en tâches, une tâche n’est pas décomposable</text:p>
      <text:p text:style-name="P38"/>
      <text:list text:style-name="LFO4" text:continue-numbering="true">
        <text:list-item>
          <text:p text:style-name="P39">Qui peut réaliser une tâche ?</text:p>
        </text:list-item>
      </text:list>
      <text:p text:style-name="P40">Une personne, une machine, une application ou une interaction entre eux.</text:p>
      <text:p text:style-name="P41"/>
      <text:list text:style-name="LFO4" text:continue-numbering="true">
        <text:list-item>
          <text:p text:style-name="P42">Peut-il y avoir plusieurs événements de fin ?</text:p>
        </text:list-item>
      </text:list>
      <text:p text:style-name="P43">Oui au moins 1 évènement de fin</text:p>
      <text:p text:style-name="P44"/>
      <text:list text:style-name="LFO4" text:continue-numbering="true">
        <text:list-item>
          <text:p text:style-name="P45">Quels sont les concepts qui peuvent être annotés ?</text:p>
        </text:list-item>
      </text:list>
      <text:p text:style-name="P46">N’importe quel élément peut être annoté</text:p>
      <text:p text:style-name="P47"/>
      <text:p text:style-name="P48"/>
      <text:p text:style-name="P49"/>
      <text:p text:style-name="P50"/>
      <text:soft-page-break/>
      <text:p text:style-name="P51">Vidéo 3</text:p>
      <text:list text:style-name="LFO6" text:continue-numbering="true">
        <text:list-item>
          <text:p text:style-name="P52">Quel élément génère un jeton ?</text:p>
        </text:list-item>
      </text:list>
      <text:p text:style-name="P53">Evènement de début</text:p>
      <text:p text:style-name="P54"/>
      <text:list text:style-name="LFO6" text:continue-numbering="true">
        <text:list-item>
          <text:p text:style-name="P55">Quel événement consomme un jeton.</text:p>
        </text:list-item>
      </text:list>
      <text:p text:style-name="P56">Evènement de fin</text:p>
      <text:p text:style-name="P57"/>
      <text:list text:style-name="LFO6" text:continue-numbering="true">
        <text:list-item>
          <text:p text:style-name="P58">Qu’effectue un jeton entre le moment où il est généré et le moment où il est consommé ?</text:p>
        </text:list-item>
      </text:list>
      <text:p text:style-name="P59">Il se déplace au fur et mesure que des évènements se passent</text:p>
      <text:p text:style-name="P60"/>
      <text:list text:style-name="LFO6" text:continue-numbering="true">
        <text:list-item>
          <text:p text:style-name="P61">Quel événement initie une instance ?</text:p>
        </text:list-item>
      </text:list>
      <text:p text:style-name="P62">Evènement de début</text:p>
      <text:p text:style-name="P63"/>
      <text:list text:style-name="LFO6" text:continue-numbering="true">
        <text:list-item>
          <text:p text:style-name="P64">Quand se termine une instance ?</text:p>
        </text:list-item>
      </text:list>
      <text:p text:style-name="P65">Evènement de fin</text:p>
      <text:p text:style-name="P66"/>
      <text:p text:style-name="P67"/>
      <text:p text:style-name="P68">Haut du formulaire</text:p>
      <text:p text:style-name="P69"><text:span text:style-name="T70"><draw:custom-shape svg:x="0in" svg:y="0in" svg:width="0.33333in" svg:height="0.33333in" draw:id="id0" draw:style-name="a0" draw:name="Rectangle 1" text:anchor-type="as-char"><svg:title/><svg:desc>Non terminé : Vidéo 3 : Les jetons et instances : 3:35

Synthè.... Sélectionner pour marquer comme terminé.</svg:desc><draw:enhanced-geometry draw:type="non-primitive" svg:viewBox="0 0 21600 21600" draw:enhanced-path="M 0 0 L 21600 0 21600 21600 0 21600 Z N"/></draw:custom-shape></text:span></text:p>
      <text:p text:style-name="P71">Bas du formulaire</text:p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activity" style:display-name="activity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z-Hautduformulaire" style:display-name="z-Haut du formulaire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HautduformulaireCar" style:display-name="z-Haut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style:style style:name="z-Basduformulaire" style:display-name="z-Bas du formulaire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BasduformulaireCar" style:display-name="z-Bas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6LVL3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Alexandre</meta:initial-creator>
    <dc:creator>Pascal Alexandre</dc:creator>
    <meta:creation-date>2023-02-22T16:15:00Z</meta:creation-date>
    <dc:date>2023-03-20T08:07:00Z</dc:date>
    <meta:template xlink:href="Normal.dotm" xlink:type="simple"/>
    <meta:editing-cycles>3</meta:editing-cycles>
    <meta:editing-duration>PT7200S</meta:editing-duration>
    <meta:document-statistic meta:page-count="3" meta:paragraph-count="3" meta:word-count="271" meta:character-count="1762" meta:row-count="12" meta:non-whitespace-character-count="1494"/>
  </office:meta>
</office:document-meta>
</file>